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>
      <style:graphic-properties draw:fill="solid" draw:fill-color="#b2b2b2" draw:textarea-horizontal-align="justify" draw:textarea-vertical-align="middle" draw:auto-grow-height="false" draw:shadow="hidden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pr1" style:family="presentation" style:parent-style-name="Default-subtitle">
      <style:graphic-properties draw:marker-start="" draw:fill-color="#ffffff" fo:min-height="3.048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cm" svg:height="2.286cm" svg:x="7.62cm" svg:y="1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18.95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10.007cm" svg:y="5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0.763cm" svg:y="5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.016cm" svg:y="6.35cm">
          <text:p text:style-name="P1">PLAY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arch for play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0.414cm" svg:y="6.35cm">
          <text:p text:style-name="P1">ABOUT</text:p>
          <text:p text:style-name="P1"/>
          <text:p text:style-name="P1"/>
          <text:p text:style-name="P1">THIS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9.304cm" svg:y="6.336cm">
          <text:p text:style-name="P1">MANAG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arch for team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8.128cm" svg:y="18.29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3.716cm" svg:y="18.294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622cm" svg:height="3.048cm" svg:x="1.523cm" svg:y="1.52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7.334cm" svg:height="3.048cm" svg:x="5.186cm" svg:y="1.523cm">
          <draw:text-box>
            <text:p>WELCOME TO INDEX</text:p>
          </draw:text-box>
        </draw:frame>
        <draw:custom-shape draw:style-name="gr1" draw:text-style-name="P1" draw:layer="layout" svg:width="26.924cm" svg:height="4.31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22.352cm" svg:y="0.776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5.494cm" svg:y="0.776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462cm" svg:height="2.794cm" svg:x="0.508cm" svg:y="0.7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3.462cm" svg:height="3.048cm" svg:x="0.508cm" svg:y="0.762cm">
          <draw:text-box>
            <text:p>Welcome index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1" draw:layer="Layout" svg:width="7.111cm" svg:height="8.381cm" svg:x="18.288cm" svg:y="9.3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11cm" svg:height="6.857cm" svg:x="17.68cm" svg:y="0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11cm" svg:height="9.143cm" svg:x="8.891cm" svg:y="0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3cm" svg:height="10.921cm" svg:x="0.509cm" svg:y="0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1.51cm" svg:x="1.016cm" svg:y="9.144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88cm" svg:height="7.874cm" svg:x="1.016cm" svg:y="1.016cm">
          <text:p text:style-name="P2"><text:span text:style-name="T1">Register</text:span> fadein</text:p>
          <text:p text:style-name="P2"/>
          <text:p text:style-name="P2">Username</text:p>
          <text:p text:style-name="P2">Email</text:p>
          <text:p text:style-name="P2">Zip code</text:p>
          <text:p text:style-name="P2">Password</text:p>
          <text:p text:style-name="P2">Confirm passwor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1.51cm" svg:x="9.652cm" svg:y="5.08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3.796cm" svg:x="9.144cm" svg:y="1.03cm">
          <text:p text:style-name="P2"><text:span text:style-name="T1">Login</text:span> fadein</text:p>
          <text:p text:style-name="P2"/>
          <text:p text:style-name="P2">Username</text:p>
          <text:p text:style-name="P2">Password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1.51cm" svg:x="9.906cm" svg:y="7.112cm">
          <text:p text:style-name="P2">Forgot pas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1.51cm" svg:x="18.034cm" svg:y="5.108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4.332cm" svg:x="18.034cm" svg:y="0.508cm">
          <text:p text:style-name="P2">fadein</text:p>
          <text:p text:style-name="P2"><text:span text:style-name="T1">Forgot password</text:span></text:p>
          <text:p text:style-name="P2"/>
          <text:p text:style-name="P2">email</text:p>
          <text:p text:style-name="P2">Zip cod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1.51cm" svg:x="19.331cm" svg:y="15.953cm">
          <text:p text:style-name="P2">log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5.588cm" svg:x="18.796cm" svg:y="9.652cm">
          <text:p text:style-name="P2">Fadein on login</text:p>
          <text:p text:style-name="P2"><text:span text:style-name="T1">@ header</text:span></text:p>
          <text:p text:style-name="P2"/>
          <text:p text:style-name="P2">User name</text:p>
          <text:p text:style-name="P2">Look 4 players (radio)</text:p>
          <text:p text:style-name="P2">Look for team (radio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26.924cm" svg:height="4.318cm" svg:x="0.50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924cm" svg:height="6.096cm" svg:x="0.509cm" svg:y="4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924cm" svg:height="9.652cm" svg:x="0.508cm" svg:y="11.1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53cm" svg:height="5.333cm" svg:x="1.017cm" svg:y="5.226cm">
          <text:p text:style-name="P1"><text:span text:style-name="T1">Fade-in</text:span></text:p>
          <text:p text:style-name="P1">PLAYER QUESTIONS TO ANSWER IF</text:p>
          <text:p text:style-name="P1">“LOOKING FOR A TEAM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22.606cm" svg:y="0.776cm">
          <text:p text:style-name="P1">log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5.748cm" svg:y="0.776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462cm" svg:height="2.794cm" svg:x="0.762cm" svg:y="0.7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3.462cm" svg:height="3.048cm" svg:x="0.762cm" svg:y="0.762cm">
          <draw:text-box>
            <text:p>PROFILE</text:p>
          </draw:text-box>
        </draw:frame>
        <draw:custom-shape draw:style-name="gr2" draw:text-style-name="P1" draw:layer="layout" svg:width="25.653cm" svg:height="5.333cm" svg:x="1.017cm" svg:y="11.369cm">
          <text:p text:style-name="P1"><text:span text:style-name="T1">Fade-in</text:span></text:p>
          <text:p text:style-name="P1">MANAGER QUESTIONS TO ASK IF</text:p>
          <text:p text:style-name="P1">“LOOKING FOR A PLAYER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53cm" svg:height="2.966cm" svg:x="1.017cm" svg:y="17.292cm">
          <text:p text:style-name="P1">TABLE TO VIEW PLAYER ANSWERS AND COMPARE PLAY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1.51cm" svg:x="15.748cm" svg:y="2.554cm">
          <text:p text:style-name="P1">Select: player || manag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draw:layer="layout" svg:width="4.572cm" svg:height="1.51cm" svg:x="1.778cm" svg:y="1.03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3cm" svg:height="6.604cm" svg:x="10.414cm" svg:y="1.016cm">
          <text:p text:style-name="P1"><text:span text:style-name="T2">user</text:span></text:p>
          <text:p text:style-name="P1"><text:span text:style-name="T2"/></text:p>
          <text:p text:style-name="P1">id</text:p>
          <text:p text:style-name="P1">Email</text:p>
          <text:p text:style-name="P1">Zip</text:p>
          <text:p text:style-name="P1">Password</text:p>
          <text:p text:style-name="P1">Sport to play id</text:p>
          <text:p text:style-name="P1">Team sport i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4.064cm" svg:x="11.938cm" svg:y="9.144cm">
          <text:p text:style-name="P1"><text:span text:style-name="T2">Questions</text:span></text:p>
          <text:p text:style-name="P1"><text:span text:style-name="T2"/></text:p>
          <text:p text:style-name="P1">id</text:p>
          <text:p text:style-name="P1">Sport id</text:p>
          <text:p text:style-name="P1">Question 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4.064cm" svg:x="20.066cm" svg:y="9.144cm">
          <text:p text:style-name="P1"><text:span text:style-name="T2">Answers</text:span></text:p>
          <text:p text:style-name="P1"><text:span text:style-name="T2"/></text:p>
          <text:p text:style-name="P1">User id</text:p>
          <text:p text:style-name="P1">Question id</text:p>
          <text:p text:style-name="P1">answ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4.572cm" svg:x="3.556cm" svg:y="8.382cm">
          <text:p text:style-name="P1"><text:span text:style-name="T2">Sport</text:span></text:p>
          <text:p text:style-name="P1"/>
          <text:p text:style-name="P1">id</text:p>
          <text:p text:style-name="P1">hockey</text:p>
          <text:p text:style-name="P1">Softball</text:p>
          <text:p text:style-name="P1">socc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874cm" svg:y1="10.922cm" svg:x2="11.938cm" svg:y2="11.176cm">
          <text:p/>
        </draw:line>
        <draw:line draw:style-name="gr7" draw:text-style-name="P1" draw:layer="layout" svg:x1="10.414cm" svg:y1="4.826cm" svg:x2="5.842cm" svg:y2="8.128cm">
          <text:p/>
        </draw:line>
        <draw:line draw:style-name="gr7" draw:text-style-name="P1" draw:layer="layout" svg:x1="14.224cm" svg:y1="9.144cm" svg:x2="14.224cm" svg:y2="7.62cm">
          <text:p/>
        </draw:line>
        <draw:line draw:style-name="gr7" draw:text-style-name="P1" draw:layer="layout" svg:x1="16.764cm" svg:y1="11.176cm" svg:x2="20.066cm" svg:y2="11.176cm">
          <text:p/>
        </draw:line>
        <draw:line draw:style-name="gr7" draw:text-style-name="P1" draw:layer="layout" svg:x1="22.352cm" svg:y1="9.144cm" svg:x2="17.272cm" svg:y2="4.826cm">
          <text:p/>
        </draw:line>
        <draw:frame draw:style-name="gr8" draw:text-style-name="P4" draw:layer="layout" svg:width="2.221cm" svg:height="0.729cm" svg:x="14.035cm" svg:y="8.161cm">
          <draw:text-box>
            <text:p text:style-name="P4"><text:span text:style-name="T3">To player</text:span></text:p>
          </draw:text-box>
        </draw:frame>
        <draw:frame draw:style-name="gr9" draw:text-style-name="P4" draw:layer="layout" svg:width="3.81cm" svg:height="0.729cm" svg:x="20.066cm" svg:y="6.891cm">
          <draw:text-box>
            <text:p text:style-name="P4"><text:span text:style-name="T3">To manager</text:span></text:p>
          </draw:text-box>
        </draw:frame>
        <draw:frame draw:style-name="gr10" draw:text-style-name="P4" draw:layer="layout" svg:width="2.794cm" svg:height="0.983cm" svg:x="5.588cm" svg:y="5.842cm">
          <draw:text-box>
            <text:p text:style-name="P4"><text:span text:style-name="T3">mgr / player</text:span></text:p>
          </draw:text-box>
        </draw:frame>
        <draw:frame draw:style-name="gr10" draw:text-style-name="P4" draw:layer="layout" svg:width="2.794cm" svg:height="0.983cm" svg:x="8.382cm" svg:y="10.16cm">
          <draw:text-box>
            <text:p text:style-name="P4"><text:span text:style-name="T3">mgr / player</text:span></text:p>
          </draw:text-box>
        </draw:frame>
        <draw:frame draw:style-name="gr9" draw:text-style-name="P4" draw:layer="layout" svg:width="2.794cm" svg:height="0.729cm" svg:x="17.018cm" svg:y="10.414cm">
          <draw:text-box>
            <text:p text:style-name="P4"><text:span text:style-name="T3">To manag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31:30.408093123</meta:creation-date>
    <dc:date>2014-06-24T15:44:08.117775073</dc:date>
    <meta:editing-duration>PT4H11M44S</meta:editing-duration>
    <meta:editing-cycles>20</meta:editing-cycles>
    <meta:generator>LibreOffice/4.2.3.3$Linux_x86 LibreOffice_project/420m0$Build-3</meta:generator>
    <meta:document-statistic meta:object-count="84"/>
  </office:meta>
</office:document-meta>
</file>